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7fb5e" officeooo:paragraph-rsid="001bebf9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0290" officeooo:paragraph-rsid="001bebf9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edc8" officeooo:paragraph-rsid="001bebf9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a1181" officeooo:paragraph-rsid="001bebf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ohit Assamese" style:text-underline-style="solid" style:text-underline-width="auto" style:text-underline-color="font-color" officeooo:rsid="00174fb5" officeooo:paragraph-rsid="001bebf9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Lohit Assamese" style:text-underline-style="none" officeooo:rsid="00174fb5" officeooo:paragraph-rsid="001bebf9" style:font-size-asian="10.5pt"/>
    </style:style>
    <style:style style:name="P7" style:family="paragraph" style:parent-style-name="Standard">
      <style:paragraph-properties fo:text-align="start" style:justify-single-word="false"/>
      <style:text-properties style:font-name="Lohit Assamese" style:text-underline-style="none" officeooo:rsid="0017fb5e" officeooo:paragraph-rsid="001bebf9" style:font-size-asian="10.5pt"/>
    </style:style>
    <style:style style:name="P8" style:family="paragraph" style:parent-style-name="Standard">
      <style:paragraph-properties fo:text-align="start" style:justify-single-word="false"/>
      <style:text-properties style:font-name="Lohit Assamese" style:text-underline-style="none" officeooo:rsid="00180290" officeooo:paragraph-rsid="001bebf9" style:font-size-asian="10.5pt"/>
    </style:style>
    <style:style style:name="P9" style:family="paragraph" style:parent-style-name="Standard">
      <style:paragraph-properties fo:text-align="start" style:justify-single-word="false"/>
      <style:text-properties style:font-name="Lohit Assamese" style:text-underline-style="none" officeooo:rsid="001a1181" officeooo:paragraph-rsid="001bebf9" style:font-size-asian="10.5pt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Lohit Assamese" style:text-underline-style="none" officeooo:rsid="001a1181" officeooo:paragraph-rsid="001bebf9" style:font-size-asian="10.5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17fb5e" officeooo:paragraph-rsid="001bebf9" style:font-size-asian="10.5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ohit Assamese" style:text-underline-style="none" officeooo:rsid="001a1181" officeooo:paragraph-rsid="001bebf9" style:font-size-asian="10.5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ohit Assamese" style:text-underline-style="none" officeooo:rsid="001bce98" officeooo:paragraph-rsid="001bebf9" style:font-size-asian="10.5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ohit Assamese" style:text-underline-style="none" officeooo:rsid="00180290" officeooo:paragraph-rsid="001bebf9" style:font-size-asian="10.5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ohit Assamese" style:text-underline-style="none" officeooo:rsid="0018edc8" officeooo:paragraph-rsid="001bebf9" style:font-size-asian="10.5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</text:p>
      <text:p text:style-name="P6"/>
      <text:p text:style-name="P6">1858893 – Molefe Molefe</text:p>
      <text:p text:style-name="P6">..... - Shameel Motaung</text:p>
      <text:p text:style-name="P6">... - Siraj Motaung</text:p>
      <text:p text:style-name="P6"/>
      <text:p text:style-name="P6"/>
      <text:p text:style-name="P1">Algorithms:</text:p>
      <text:list xml:id="list2042151859" text:style-name="L1">
        <text:list-item>
          <text:p text:style-name="P11">Random Forests</text:p>
        </text:list-item>
        <text:list-item>
          <text:p text:style-name="P11">K-Nearest Neighbours</text:p>
        </text:list-item>
        <text:list-item>
          <text:p text:style-name="P11">Naive Bayes</text:p>
        </text:list-item>
      </text:list>
      <text:p text:style-name="P7"/>
      <text:p text:style-name="P4">Random Forest</text:p>
      <text:p text:style-name="P9"><text:tab/><text:span text:style-name="T1">Step One</text:span></text:p>
      <text:list xml:id="list2893893529" text:style-name="L2">
        <text:list-item>
          <text:p text:style-name="P12">Create python file </text:p>
        </text:list-item>
        <text:list-item>
          <text:p text:style-name="P12">Create python dataset from Rajin example</text:p>
        </text:list-item>
        <text:list-item>
          <text:p text:style-name="P13">Use Pandas to organize orignal dataset</text:p>
        </text:list-item>
        <text:list-item>
          <text:p text:style-name="P12">Create a bootstrap method</text:p>
        </text:list-item>
        <text:list-item>
          <text:p text:style-name="P10"><text:bookmark text:name="32c0"/>Random forests tend to shine in scenarios where a model has a large number of features that individually have weak predicative power but much stronger power collectively¹.</text:p>
        </text:list-item>
      </text:list>
      <text:p text:style-name="Text_20_body"><text:bookmark text:name="8d75"/>In this article, I’ll give you a quick guide on how to implement a random forest model in Python for classification problems.</text:p>
      <text:list xml:id="list145402916775081" text:continue-numbering="true" text:style-name="L2">
        <text:list-item>
          <text:p text:style-name="P12"/>
          <text:p text:style-name="P12"/>
        </text:list-item>
      </text:list>
      <text:p text:style-name="P7"/>
      <text:p text:style-name="P7"/>
      <text:p text:style-name="P2">My To-Do List:</text:p>
      <text:list xml:id="list4257702745" text:style-name="L3">
        <text:list-item>
          <text:p text:style-name="P14">Finish python course tutorial on decision trees for Random Forests.</text:p>
        </text:list-item>
        <text:list-item>
          <text:p text:style-name="P14">Write own code and algorithm</text:p>
        </text:list-item>
      </text:list>
      <text:p text:style-name="P8"/>
      <text:p text:style-name="P8"/>
      <text:p text:style-name="P3">List of helpful resources</text:p>
      <text:list xml:id="list531338816" text:style-name="L4">
        <text:list-item>
          <text:p text:style-name="P15">Ranji Raj</text:p>
          <text:list>
            <text:list-item>
              <text:p text:style-name="P15"><text:a xlink:type="simple" xlink:href="https://www.youtube.com/watch?v=p2arCEdJ8Fk" text:style-name="Internet_20_link" text:visited-style-name="Visited_20_Internet_20_Link">https://www.youtube.com/watch?v=p2arCEdJ8Fk</text:a></text:p>
            </text:list-item>
          </text:list>
        </text:list-item>
        <text:list-item>
          <text:p text:style-name="P15">Siraj Raval</text:p>
          <text:list>
            <text:list-item>
              <text:p text:style-name="P15"><text:a xlink:type="simple" xlink:href="https://github.com/llSourcell/random_forests/blob/master/Random%20Forests%20.ipynb" text:style-name="Internet_20_link" text:visited-style-name="Visited_20_Internet_20_Link">https://github.com/llSourcell/random_forests/blob/master/Random%20Forests%20.ipynb</text:a></text:p>
            </text:list-item>
            <text:list-item>
              <text:p text:style-name="P15">use as check for the correct answers</text:p>
            </text:list-item>
          </text:list>
        </text:list-item>
        <text:list-item>
          <text:p text:style-name="P15">Python Course</text:p>
          <text:list>
            <text:list-item>
              <text:p text:style-name="P15"><text:a xlink:type="simple" xlink:href="https://www.python-course.eu/Random_Forests.php" text:style-name="Internet_20_link" text:visited-style-name="Visited_20_Internet_20_Link">https://www.python-course.eu/Random_Forests.php</text:a></text:p>
            </text:list-item>
            <text:list-item>
              <text:p text:style-name="P1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7:59:53.008155462</meta:creation-date>
    <meta:generator>LibreOffice/6.0.7.3$Linux_X86_64 LibreOffice_project/00m0$Build-3</meta:generator>
    <dc:date>2020-04-16T14:54:01.176537007</dc:date>
    <meta:editing-duration>PT1H15M16S</meta:editing-duration>
    <meta:editing-cycles>6</meta:editing-cycles>
    <meta:document-statistic meta:table-count="0" meta:image-count="0" meta:object-count="0" meta:page-count="1" meta:paragraph-count="30" meta:word-count="152" meta:character-count="972" meta:non-whitespace-character-count="866"/>
  </office:meta>
</office:document-meta>
</file>